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5" style:family="paragraph" style:parent-style-name="Header">
      <style:text-properties officeooo:paragraph-rsid="003d54bf"/>
    </style:style>
    <style:style style:name="P6" style:family="paragraph" style:parent-style-name="Heading_20_1" style:list-style-name="">
      <style:paragraph-properties fo:text-align="justify" style:justify-single-word="false"/>
      <style:text-properties officeooo:paragraph-rsid="0035659b"/>
    </style:style>
    <style:style style:name="P7" style:family="paragraph" style:parent-style-name="Heading_20_1">
      <style:text-properties officeooo:rsid="004b8c4b" officeooo:paragraph-rsid="004b8c4b"/>
    </style:style>
    <style:style style:name="P8" style:family="paragraph" style:parent-style-name="Heading_20_1">
      <style:text-properties officeooo:rsid="005013ee" officeooo:paragraph-rsid="005013e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justify" style:justify-single-word="false" fo:break-before="page"/>
      <style:text-properties officeooo:rsid="003d54bf" officeooo:paragraph-rsid="003d54bf"/>
    </style:style>
    <style:style style:name="P11" style:family="paragraph" style:parent-style-name="Heading_20_1">
      <style:paragraph-properties fo:break-before="page"/>
      <style:text-properties officeooo:rsid="0042cda3" officeooo:paragraph-rsid="0042cda3"/>
    </style:style>
    <style:style style:name="P12" style:family="paragraph" style:parent-style-name="Heading_20_1">
      <style:paragraph-properties fo:text-align="justify" style:justify-single-word="false" fo:break-before="page"/>
      <style:text-properties officeooo:paragraph-rsid="0035659b"/>
    </style:style>
    <style:style style:name="P13" style:family="paragraph" style:parent-style-name="Heading_20_2">
      <style:paragraph-properties fo:text-align="justify" style:justify-single-word="false"/>
      <style:text-properties officeooo:rsid="0035659b" officeooo:paragraph-rsid="0035659b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  <style:text-properties officeooo:paragraph-rsid="0036394e"/>
    </style:style>
    <style:style style:name="P16" style:family="paragraph" style:parent-style-name="Heading_20_2">
      <style:paragraph-properties fo:text-align="justify" style:justify-single-word="false"/>
      <style:text-properties officeooo:paragraph-rsid="003bc9a5"/>
    </style:style>
    <style:style style:name="P17" style:family="paragraph" style:parent-style-name="Heading_20_2">
      <style:paragraph-properties fo:text-align="justify" style:justify-single-word="false"/>
      <style:text-properties officeooo:paragraph-rsid="003eaccc"/>
    </style:style>
    <style:style style:name="P18" style:family="paragraph" style:parent-style-name="Heading_20_2">
      <style:paragraph-properties fo:text-align="justify" style:justify-single-word="false"/>
      <style:text-properties officeooo:rsid="0036394e" officeooo:paragraph-rsid="0036394e"/>
    </style:style>
    <style:style style:name="P19" style:family="paragraph" style:parent-style-name="Heading_20_2">
      <style:paragraph-properties fo:text-align="justify" style:justify-single-word="false"/>
      <style:text-properties officeooo:rsid="00387e0e" officeooo:paragraph-rsid="00387e0e"/>
    </style:style>
    <style:style style:name="P20" style:family="paragraph" style:parent-style-name="Heading_20_2">
      <style:paragraph-properties fo:text-align="justify" style:justify-single-word="false"/>
      <style:text-properties officeooo:rsid="003d54bf" officeooo:paragraph-rsid="003d54bf"/>
    </style:style>
    <style:style style:name="P21" style:family="paragraph" style:parent-style-name="Heading_20_2">
      <style:text-properties officeooo:rsid="003f3bb4" officeooo:paragraph-rsid="003f3bb4"/>
    </style:style>
    <style:style style:name="P22" style:family="paragraph" style:parent-style-name="Heading_20_2">
      <style:text-properties officeooo:rsid="00410113" officeooo:paragraph-rsid="00410113"/>
    </style:style>
    <style:style style:name="P23" style:family="paragraph" style:parent-style-name="Heading_20_2">
      <style:text-properties officeooo:rsid="0042893f" officeooo:paragraph-rsid="0042893f"/>
    </style:style>
    <style:style style:name="P24" style:family="paragraph" style:parent-style-name="Heading_20_2">
      <style:text-properties officeooo:rsid="0042cda3" officeooo:paragraph-rsid="0042cda3"/>
    </style:style>
    <style:style style:name="P25" style:family="paragraph" style:parent-style-name="Heading_20_2">
      <style:text-properties officeooo:rsid="004a384a" officeooo:paragraph-rsid="004a384a"/>
    </style:style>
    <style:style style:name="P26" style:family="paragraph" style:parent-style-name="Heading_20_2">
      <style:text-properties officeooo:rsid="004b8c4b" officeooo:paragraph-rsid="004b8c4b"/>
    </style:style>
    <style:style style:name="P27" style:family="paragraph" style:parent-style-name="Heading_20_2">
      <style:text-properties officeooo:paragraph-rsid="005013ee"/>
    </style:style>
    <style:style style:name="P28" style:family="paragraph" style:parent-style-name="Heading_20_2">
      <style:text-properties officeooo:rsid="0050529a" officeooo:paragraph-rsid="0050529a"/>
    </style:style>
    <style:style style:name="P29" style:family="paragraph" style:parent-style-name="Heading_20_2">
      <style:paragraph-properties fo:text-align="justify" style:justify-single-word="false" fo:break-before="page"/>
      <style:text-properties officeooo:rsid="00385b87" officeooo:paragraph-rsid="00385b87"/>
    </style:style>
    <style:style style:name="P30" style:family="paragraph" style:parent-style-name="Heading_20_3">
      <style:paragraph-properties fo:text-align="justify" style:justify-single-word="false"/>
    </style:style>
    <style:style style:name="P31" style:family="paragraph" style:parent-style-name="Heading_20_3">
      <style:text-properties officeooo:rsid="004a384a" officeooo:paragraph-rsid="004a384a"/>
    </style:style>
    <style:style style:name="P32" style:family="paragraph" style:parent-style-name="Text_20_body">
      <style:text-properties fo:font-weight="bold" officeooo:rsid="004e3944" officeooo:paragraph-rsid="004cfb66" style:font-weight-asian="bold" style:font-weight-complex="bold"/>
    </style:style>
    <style:style style:name="P33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34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rsid="003544a5" officeooo:paragraph-rsid="003544a5"/>
    </style:style>
    <style:style style:name="P37" style:family="paragraph" style:parent-style-name="Text_20_body">
      <style:paragraph-properties fo:text-align="justify" style:justify-single-word="false"/>
      <style:text-properties officeooo:rsid="0035659b" officeooo:paragraph-rsid="0035659b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rsid="0035659b" officeooo:paragraph-rsid="0035659b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3d54bf"/>
    </style:style>
    <style:style style:name="P41" style:family="paragraph" style:parent-style-name="Text_20_body">
      <style:paragraph-properties fo:text-align="justify" style:justify-single-word="false"/>
      <style:text-properties officeooo:paragraph-rsid="0036394e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36394e"/>
    </style:style>
    <style:style style:name="P43" style:family="paragraph" style:parent-style-name="Text_20_body">
      <style:paragraph-properties fo:text-align="justify" style:justify-single-word="false"/>
      <style:text-properties officeooo:paragraph-rsid="00385b87"/>
    </style:style>
    <style:style style:name="P44" style:family="paragraph" style:parent-style-name="Text_20_body">
      <style:paragraph-properties fo:text-align="justify" style:justify-single-word="false"/>
      <style:text-properties officeooo:paragraph-rsid="003bc9a5"/>
    </style:style>
    <style:style style:name="P45" style:family="paragraph" style:parent-style-name="Text_20_body">
      <style:paragraph-properties fo:text-align="justify" style:justify-single-word="false"/>
      <style:text-properties officeooo:paragraph-rsid="003eaccc"/>
    </style:style>
    <style:style style:name="P46" style:family="paragraph" style:parent-style-name="Text_20_body" style:list-style-name="">
      <style:paragraph-properties fo:text-align="justify" style:justify-single-word="false"/>
      <style:text-properties officeooo:paragraph-rsid="0035659b"/>
    </style:style>
    <style:style style:name="P47" style:family="paragraph" style:parent-style-name="Text_20_body" style:list-style-name="L3">
      <style:paragraph-properties fo:text-align="justify" style:justify-single-word="false"/>
      <style:text-properties officeooo:rsid="0037aba3" officeooo:paragraph-rsid="0037aba3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387e0e" officeooo:paragraph-rsid="00387e0e"/>
    </style:style>
    <style:style style:name="P49" style:family="paragraph" style:parent-style-name="Text_20_body" style:list-style-name="L5">
      <style:paragraph-properties fo:text-align="justify" style:justify-single-word="false"/>
      <style:text-properties officeooo:rsid="00387e0e" officeooo:paragraph-rsid="00387e0e"/>
    </style:style>
    <style:style style:name="P50" style:family="paragraph" style:parent-style-name="Text_20_body" style:list-style-name="L6">
      <style:paragraph-properties fo:text-align="justify" style:justify-single-word="false"/>
      <style:text-properties officeooo:rsid="00387e0e" officeooo:paragraph-rsid="00387e0e"/>
    </style:style>
    <style:style style:name="P51" style:family="paragraph" style:parent-style-name="Text_20_body" style:list-style-name="L7">
      <style:paragraph-properties fo:text-align="justify" style:justify-single-word="false"/>
      <style:text-properties officeooo:rsid="00387e0e" officeooo:paragraph-rsid="00387e0e"/>
    </style:style>
    <style:style style:name="P52" style:family="paragraph" style:parent-style-name="Text_20_body" style:list-style-name="L6">
      <style:paragraph-properties fo:text-align="justify" style:justify-single-word="false"/>
      <style:text-properties officeooo:rsid="0039e7d7" officeooo:paragraph-rsid="0039e7d7"/>
    </style:style>
    <style:style style:name="P53" style:family="paragraph" style:parent-style-name="Text_20_body">
      <style:paragraph-properties fo:text-align="justify" style:justify-single-word="false"/>
      <style:text-properties officeooo:rsid="003bc9a5" officeooo:paragraph-rsid="003bc9a5"/>
    </style:style>
    <style:style style:name="P54" style:family="paragraph" style:parent-style-name="Text_20_body">
      <style:text-properties officeooo:paragraph-rsid="003d54bf"/>
    </style:style>
    <style:style style:name="P55" style:family="paragraph" style:parent-style-name="Text_20_body">
      <style:text-properties officeooo:rsid="003f3bb4" officeooo:paragraph-rsid="003f3bb4"/>
    </style:style>
    <style:style style:name="P56" style:family="paragraph" style:parent-style-name="Text_20_body" style:list-style-name="L8">
      <style:text-properties officeooo:rsid="003f3bb4" officeooo:paragraph-rsid="003f3bb4"/>
    </style:style>
    <style:style style:name="P57" style:family="paragraph" style:parent-style-name="Text_20_body" style:list-style-name="L8">
      <style:text-properties officeooo:paragraph-rsid="003f3bb4"/>
    </style:style>
    <style:style style:name="P58" style:family="paragraph" style:parent-style-name="Text_20_body">
      <style:text-properties officeooo:paragraph-rsid="003f3bb4"/>
    </style:style>
    <style:style style:name="P59" style:family="paragraph" style:parent-style-name="Text_20_body" style:list-style-name="L8">
      <style:text-properties style:text-line-through-style="none" style:text-line-through-type="none" officeooo:rsid="003f3bb4" officeooo:paragraph-rsid="003f3bb4"/>
    </style:style>
    <style:style style:name="P60" style:family="paragraph" style:parent-style-name="Text_20_body">
      <style:text-properties officeooo:paragraph-rsid="00410113"/>
    </style:style>
    <style:style style:name="P61" style:family="paragraph" style:parent-style-name="Text_20_body">
      <style:text-properties officeooo:rsid="0042893f" officeooo:paragraph-rsid="0042893f"/>
    </style:style>
    <style:style style:name="P62" style:family="paragraph" style:parent-style-name="Text_20_body">
      <style:text-properties officeooo:rsid="0042cda3" officeooo:paragraph-rsid="0042cda3"/>
    </style:style>
    <style:style style:name="P63" style:family="paragraph" style:parent-style-name="Text_20_body">
      <style:text-properties officeooo:paragraph-rsid="0042cda3"/>
    </style:style>
    <style:style style:name="P64" style:family="paragraph" style:parent-style-name="Text_20_body">
      <style:text-properties officeooo:rsid="0044b450" officeooo:paragraph-rsid="0044b450"/>
    </style:style>
    <style:style style:name="P65" style:family="paragraph" style:parent-style-name="Text_20_body">
      <style:text-properties officeooo:rsid="004a384a" officeooo:paragraph-rsid="004a384a"/>
    </style:style>
    <style:style style:name="P66" style:family="paragraph" style:parent-style-name="Text_20_body">
      <style:text-properties officeooo:paragraph-rsid="004a384a"/>
    </style:style>
    <style:style style:name="P67" style:family="paragraph" style:parent-style-name="Text_20_body">
      <style:text-properties officeooo:paragraph-rsid="004b8c4b"/>
    </style:style>
    <style:style style:name="P68" style:family="paragraph" style:parent-style-name="Text_20_body">
      <style:text-properties officeooo:rsid="004cfb66" officeooo:paragraph-rsid="004cfb66"/>
    </style:style>
    <style:style style:name="P69" style:family="paragraph" style:parent-style-name="Text_20_body">
      <style:text-properties officeooo:rsid="005013ee" officeooo:paragraph-rsid="005013ee"/>
    </style:style>
    <style:style style:name="P70" style:family="paragraph" style:parent-style-name="Text_20_body">
      <style:text-properties officeooo:paragraph-rsid="0050529a"/>
    </style:style>
    <style:style style:name="T1" style:family="text">
      <style:text-properties officeooo:rsid="001d0934"/>
    </style:style>
    <style:style style:name="T2" style:family="text">
      <style:text-properties officeooo:rsid="00284ab5"/>
    </style:style>
    <style:style style:name="T3" style:family="text">
      <style:text-properties style:font-name="Arial" fo:language="pt" fo:country="BR" officeooo:rsid="0036394e"/>
    </style:style>
    <style:style style:name="T4" style:family="text">
      <style:text-properties style:font-name="Arial" fo:language="pt" fo:country="BR" officeooo:rsid="0037aba3"/>
    </style:style>
    <style:style style:name="T5" style:family="text">
      <style:text-properties style:font-name="Arial" fo:language="pt" fo:country="BR" officeooo:rsid="003bc9a5"/>
    </style:style>
    <style:style style:name="T6" style:family="text">
      <style:text-properties officeooo:rsid="003544a5"/>
    </style:style>
    <style:style style:name="T7" style:family="text">
      <style:text-properties officeooo:rsid="0035659b"/>
    </style:style>
    <style:style style:name="T8" style:family="text">
      <style:text-properties officeooo:rsid="0036394e"/>
    </style:style>
    <style:style style:name="T9" style:family="text">
      <style:text-properties officeooo:rsid="0037aba3"/>
    </style:style>
    <style:style style:name="T10" style:family="text">
      <style:text-properties officeooo:rsid="00385b87"/>
    </style:style>
    <style:style style:name="T11" style:family="text">
      <style:text-properties officeooo:rsid="00387e0e"/>
    </style:style>
    <style:style style:name="T12" style:family="text">
      <style:text-properties officeooo:rsid="003bc9a5"/>
    </style:style>
    <style:style style:name="T13" style:family="text">
      <style:text-properties officeooo:rsid="003d54bf"/>
    </style:style>
    <style:style style:name="T14" style:family="text">
      <style:text-properties fo:font-weight="bold" officeooo:rsid="003d54bf" style:font-weight-asian="bold" style:font-weight-complex="bold"/>
    </style:style>
    <style:style style:name="T15" style:family="text">
      <style:text-properties fo:font-weight="bold" officeooo:rsid="003eaccc" style:font-weight-asian="bold" style:font-weight-complex="bold"/>
    </style:style>
    <style:style style:name="T16" style:family="text">
      <style:text-properties fo:font-weight="bold" officeooo:rsid="003f3bb4" style:font-weight-asian="bold" style:font-weight-complex="bold"/>
    </style:style>
    <style:style style:name="T17" style:family="text">
      <style:text-properties fo:font-weight="bold" officeooo:rsid="004cfb66" style:font-weight-asian="bold" style:font-weight-complex="bold"/>
    </style:style>
    <style:style style:name="T18" style:family="text">
      <style:text-properties fo:font-weight="bold" officeooo:rsid="0050529a" style:font-weight-asian="bold" style:font-weight-complex="bold"/>
    </style:style>
    <style:style style:name="T19" style:family="text">
      <style:text-properties officeooo:rsid="003eaccc"/>
    </style:style>
    <style:style style:name="T20" style:family="text">
      <style:text-properties fo:font-weight="normal" officeooo:rsid="003eaccc" style:font-weight-asian="normal" style:font-weight-complex="normal"/>
    </style:style>
    <style:style style:name="T21" style:family="text">
      <style:text-properties officeooo:rsid="003f3bb4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officeooo:rsid="003f3bb4"/>
    </style:style>
    <style:style style:name="T24" style:family="text">
      <style:text-properties fo:color="#00a933"/>
    </style:style>
    <style:style style:name="T25" style:family="text">
      <style:text-properties fo:font-size="55pt" fo:font-weight="bold" officeooo:rsid="003f3bb4" style:font-size-asian="55pt" style:font-weight-asian="bold" style:font-size-complex="55pt" style:font-weight-complex="bold"/>
    </style:style>
    <style:style style:name="T26" style:family="text">
      <style:text-properties officeooo:rsid="00410113"/>
    </style:style>
    <style:style style:name="T27" style:family="text">
      <style:text-properties officeooo:rsid="0041e3ee"/>
    </style:style>
    <style:style style:name="T28" style:family="text">
      <style:text-properties officeooo:rsid="0042893f"/>
    </style:style>
    <style:style style:name="T29" style:family="text">
      <style:text-properties officeooo:rsid="0042cda3"/>
    </style:style>
    <style:style style:name="T30" style:family="text">
      <style:text-properties officeooo:rsid="004522cc"/>
    </style:style>
    <style:style style:name="T31" style:family="text">
      <style:text-properties officeooo:rsid="0045d006"/>
    </style:style>
    <style:style style:name="T32" style:family="text">
      <style:text-properties officeooo:rsid="004a384a"/>
    </style:style>
    <style:style style:name="T33" style:family="text">
      <style:text-properties officeooo:rsid="004b8c4b"/>
    </style:style>
    <style:style style:name="T34" style:family="text">
      <style:text-properties officeooo:rsid="004cfb6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5013ee"/>
    </style:style>
    <style:style style:name="T38" style:family="text">
      <style:text-properties officeooo:rsid="0050529a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-start text:name="__RefHeading___Toc74_2961738099"/>JEDIEL DA ROSA RIBEIRO<text:bookmark-end text:name="__RefHeading___Toc74_2961738099"/></text:p>
      <text:p text:style-name="P4"/>
      <text:p text:style-name="P4"/>
      <text:p text:style-name="P4"/>
      <text:p text:style-name="Contents_20_Heading"/>
      <text:p text:style-name="P4"/>
      <text:p text:style-name="P4"/>
      <text:p text:style-name="P4"/>
      <text:p text:style-name="P4"/>
      <text:p text:style-name="P4"/>
      <text:p text:style-name="Title"><text:span text:style-name="T6">SEGUNDA CARTA DE </text:span>PEDRO</text:p>
      <text:p text:style-name="P36">II PEDRO</text:p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5"><text:bookmark-start text:name="__RefHeading___Toc76_2961738099"/>BLUMENAU/SC<text:line-break/><text:span text:style-name="T2">MÊS</text:span><text:span text:style-name="T1"> DE 2021</text:span><text:bookmark-end text:name="__RefHeading___Toc76_2961738099"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ela de conteúdo</text:p>
          </text:index-title>
          <text:p text:style-name="P1"><text:a xlink:type="simple" xlink:href="#__RefHeading___Toc377_4145814832" text:style-name="Index_20_Link" text:visited-style-name="Index_20_Link">II Pedro – 65 - 67 d.C<text:tab/>3</text:a></text:p>
          <text:p text:style-name="P2"><text:a xlink:type="simple" xlink:href="#__RefHeading___Toc379_4145814832" text:style-name="Index_20_Link" text:visited-style-name="Index_20_Link">Data<text:tab/>3</text:a></text:p>
          <text:p text:style-name="P2"><text:a xlink:type="simple" xlink:href="#__RefHeading___Toc381_4145814832" text:style-name="Index_20_Link" text:visited-style-name="Index_20_Link">Autor<text:tab/>3</text:a></text:p>
          <text:p text:style-name="P2"><text:a xlink:type="simple" xlink:href="#__RefHeading___Toc383_4145814832" text:style-name="Index_20_Link" text:visited-style-name="Index_20_Link">Destinatários<text:tab/>3</text:a></text:p>
          <text:p text:style-name="P2"><text:a xlink:type="simple" xlink:href="#__RefHeading___Toc385_4145814832" text:style-name="Index_20_Link" text:visited-style-name="Index_20_Link">Local<text:tab/>3</text:a></text:p>
          <text:p text:style-name="P2"><text:a xlink:type="simple" xlink:href="#__RefHeading___Toc387_4145814832" text:style-name="Index_20_Link" text:visited-style-name="Index_20_Link">Ocasião<text:tab/>3</text:a></text:p>
          <text:p text:style-name="P2"><text:a xlink:type="simple" xlink:href="#__RefHeading___Toc389_4145814832" text:style-name="Index_20_Link" text:visited-style-name="Index_20_Link">Propósito<text:tab/>5</text:a></text:p>
          <text:p text:style-name="P2"><text:a xlink:type="simple" xlink:href="#__RefHeading___Toc391_4145814832" text:style-name="Index_20_Link" text:visited-style-name="Index_20_Link">Ênfase teológica<text:tab/>5</text:a></text:p>
          <text:p text:style-name="P3"><text:a xlink:type="simple" xlink:href="#__RefHeading___Toc393_4145814832" text:style-name="Index_20_Link" text:visited-style-name="Index_20_Link">Crescimento na Caminhada Cristã<text:tab/>5</text:a></text:p>
          <text:p text:style-name="P3"><text:a xlink:type="simple" xlink:href="#__RefHeading___Toc395_4145814832" text:style-name="Index_20_Link" text:visited-style-name="Index_20_Link">Alerta contra os falsos mestres<text:tab/>5</text:a></text:p>
          <text:p text:style-name="P3"><text:a xlink:type="simple" xlink:href="#__RefHeading___Toc397_4145814832" text:style-name="Index_20_Link" text:visited-style-name="Index_20_Link">As escrituras<text:tab/>5</text:a></text:p>
          <text:p text:style-name="P3"><text:a xlink:type="simple" xlink:href="#__RefHeading___Toc399_4145814832" text:style-name="Index_20_Link" text:visited-style-name="Index_20_Link">O fim dos tempos<text:tab/>5</text:a></text:p>
          <text:p text:style-name="P2"><text:a xlink:type="simple" xlink:href="#__RefHeading___Toc401_4145814832" text:style-name="Index_20_Link" text:visited-style-name="Index_20_Link">Tema<text:tab/>5</text:a></text:p>
          <text:p text:style-name="P1"><text:a xlink:type="simple" xlink:href="#__RefHeading___Toc403_4145814832" text:style-name="Index_20_Link" text:visited-style-name="Index_20_Link">Judas – 64-65 d.c ou 80 d.C<text:tab/>6</text:a></text:p>
          <text:p text:style-name="P2"><text:a xlink:type="simple" xlink:href="#__RefHeading___Toc405_4145814832" text:style-name="Index_20_Link" text:visited-style-name="Index_20_Link">Autoria<text:tab/>6</text:a></text:p>
          <text:p text:style-name="P2"><text:a xlink:type="simple" xlink:href="#__RefHeading___Toc407_4145814832" text:style-name="Index_20_Link" text:visited-style-name="Index_20_Link">Local e Data<text:tab/>6</text:a></text:p>
          <text:p text:style-name="P2"><text:a xlink:type="simple" xlink:href="#__RefHeading___Toc409_4145814832" text:style-name="Index_20_Link" text:visited-style-name="Index_20_Link">Destinatário<text:tab/>6</text:a></text:p>
          <text:p text:style-name="P2"><text:a xlink:type="simple" xlink:href="#__RefHeading___Toc411_4145814832" text:style-name="Index_20_Link" text:visited-style-name="Index_20_Link">Propósito – Defender a fé<text:tab/>6</text:a></text:p>
          <text:p text:style-name="P2"><text:a xlink:type="simple" xlink:href="#__RefHeading___Toc413_4145814832" text:style-name="Index_20_Link" text:visited-style-name="Index_20_Link">Ênfase teológica<text:tab/>7</text:a></text:p>
          <text:p text:style-name="P2"><text:a xlink:type="simple" xlink:href="#__RefHeading___Toc415_4145814832" text:style-name="Index_20_Link" text:visited-style-name="Index_20_Link">Tema<text:tab/>7</text:a></text:p>
          <text:p text:style-name="P1"><text:a xlink:type="simple" xlink:href="#__RefHeading___Toc417_4145814832" text:style-name="Index_20_Link" text:visited-style-name="Index_20_Link">I, II e III João – 85-95 d.C<text:tab/>8</text:a></text:p>
          <text:p text:style-name="P2"><text:a xlink:type="simple" xlink:href="#__RefHeading___Toc419_4145814832" text:style-name="Index_20_Link" text:visited-style-name="Index_20_Link">Autoria<text:tab/>8</text:a></text:p>
          <text:p text:style-name="P2"><text:a xlink:type="simple" xlink:href="#__RefHeading___Toc421_4145814832" text:style-name="Index_20_Link" text:visited-style-name="Index_20_Link">Data<text:tab/>8</text:a></text:p>
          <text:p text:style-name="P2"><text:a xlink:type="simple" xlink:href="#__RefHeading___Toc423_4145814832" text:style-name="Index_20_Link" text:visited-style-name="Index_20_Link">Local<text:tab/>8</text:a></text:p>
          <text:p text:style-name="P1"><text:a xlink:type="simple" xlink:href="#__RefHeading___Toc425_4145814832" text:style-name="Index_20_Link" text:visited-style-name="Index_20_Link">I João<text:tab/>9</text:a></text:p>
          <text:p text:style-name="P2"><text:a xlink:type="simple" xlink:href="#__RefHeading___Toc427_4145814832" text:style-name="Index_20_Link" text:visited-style-name="Index_20_Link">Destinatários<text:tab/>9</text:a></text:p>
          <text:p text:style-name="P2"><text:a xlink:type="simple" xlink:href="#__RefHeading___Toc429_4145814832" text:style-name="Index_20_Link" text:visited-style-name="Index_20_Link">Ocasião<text:tab/>9</text:a></text:p>
          <text:p text:style-name="P3"><text:a xlink:type="simple" xlink:href="#__RefHeading___Toc431_4145814832" text:style-name="Index_20_Link" text:visited-style-name="Index_20_Link">Gnosticismo → Docetismo → Aparência<text:tab/>9</text:a></text:p>
          <text:p text:style-name="P2"><text:a xlink:type="simple" xlink:href="#__RefHeading___Toc433_4145814832" text:style-name="Index_20_Link" text:visited-style-name="Index_20_Link">Propósito<text:tab/>9</text:a></text:p>
          <text:p text:style-name="P3"><text:a xlink:type="simple" xlink:href="#__RefHeading___Toc435_4145814832" text:style-name="Index_20_Link" text:visited-style-name="Index_20_Link">Advertir acerca dos perigos à fé cristã<text:tab/>9</text:a></text:p>
          <text:p text:style-name="P3"><text:a xlink:type="simple" xlink:href="#__RefHeading___Toc437_4145814832" text:style-name="Index_20_Link" text:visited-style-name="Index_20_Link">Desmarcarar os falsos mestres<text:tab/>9</text:a></text:p>
          <text:p text:style-name="P3"><text:a xlink:type="simple" xlink:href="#__RefHeading___Toc439_4145814832" text:style-name="Index_20_Link" text:visited-style-name="Index_20_Link">Dar aos crentes a certeza da salvação<text:tab/>9</text:a></text:p>
        </text:index-body>
      </text:table-of-content>
      <text:h text:style-name="P6" text:outline-level="1"/>
      <text:h text:style-name="P46" text:outline-level="1"/>
      <text:list xml:id="list1816733351" text:style-name="Outline">
        <text:list-item>
          <text:h text:style-name="P12" text:outline-level="1"><text:bookmark-start text:name="__RefHeading___Toc377_4145814832"/><text:span text:style-name="T7">II Pedro</text:span><text:bookmark-end text:name="__RefHeading___Toc377_4145814832"/></text:h>
          <text:list>
            <text:list-item>
              <text:h text:style-name="P13" text:outline-level="2"><text:bookmark-start text:name="__RefHeading___Toc379_4145814832"/>Data<text:bookmark-end text:name="__RefHeading___Toc379_4145814832"/></text:h>
            </text:list-item>
          </text:list>
        </text:list-item>
      </text:list>
      <text:p text:style-name="P37">→ Escrito depois da sua primeira carta</text:p>
      <text:p text:style-name="P37">→ Foi escrito perto do fim da sua vida, que segundo a tradição, ocorreu em 66-67 d.C. Quando foi martirizado durante o governo de Nero.</text:p>
      <text:list xml:id="list150716734667419" text:continue-numbering="true" text:style-name="Outline">
        <text:list-item>
          <text:list>
            <text:list-item>
              <text:h text:style-name="P14" text:outline-level="2"><text:bookmark-start text:name="__RefHeading___Toc381_4145814832"/><text:span text:style-name="T31">A</text:span>utor<text:bookmark-end text:name="__RefHeading___Toc381_4145814832"/></text:h>
            </text:list-item>
          </text:list>
        </text:list-item>
      </text:list>
      <text:p text:style-name="P37">→ Simão Pedro, servo e apóstolo de Jesus.</text:p>
      <text:p text:style-name="P39">→<text:span text:style-name="T7"> </text:span>Evidências internas</text:p>
      <text:list xml:id="list3150314651" text:style-name="L1">
        <text:list-item>
          <text:p text:style-name="P38">Ele declara-se testemunha ocular da transfiguração</text:p>
        </text:list-item>
        <text:list-item>
          <text:p text:style-name="P38">O autor assevera que essa é a segunda carta de seus leitores</text:p>
        </text:list-item>
        <text:list-item>
          <text:p text:style-name="P38">Faz alusão clara que foi predita pelo próprio Cristo.</text:p>
        </text:list-item>
      </text:list>
      <text:list xml:id="list150714971764694" text:continue-list="list150716734667419" text:style-name="Outline">
        <text:list-item>
          <text:list>
            <text:list-item>
              <text:h text:style-name="P18" text:outline-level="2"><text:bookmark-start text:name="__RefHeading___Toc383_4145814832"/><text:span text:style-name="T31">D</text:span>estinatários<text:bookmark-end text:name="__RefHeading___Toc383_4145814832"/></text:h>
            </text:list-item>
          </text:list>
        </text:list-item>
      </text:list>
      <text:p text:style-name="P41">→<text:span text:style-name="T8"> Os cristãos que viviam na parte norte da província da Ásia Menor</text:span></text:p>
      <text:list xml:id="list150715712102988" text:continue-numbering="true" text:style-name="Outline">
        <text:list-item>
          <text:list>
            <text:list-item>
              <text:h text:style-name="P15" text:outline-level="2"><text:bookmark-start text:name="__RefHeading___Toc385_4145814832"/><text:span text:style-name="T31">L</text:span><text:span text:style-name="T8">ocal</text:span><text:bookmark-end text:name="__RefHeading___Toc385_4145814832"/></text:h>
            </text:list-item>
          </text:list>
        </text:list-item>
      </text:list>
      <text:p text:style-name="P41">→<text:span text:style-name="T8"> Possivelmente no mesmo lugar em que havia escrito sua primeira carta</text:span></text:p>
      <text:list xml:id="list150715228724680" text:continue-numbering="true" text:style-name="Outline">
        <text:list-item>
          <text:list>
            <text:list-item>
              <text:h text:style-name="P14" text:outline-level="2"><text:bookmark-start text:name="__RefHeading___Toc387_4145814832"/><text:span text:style-name="T31">O</text:span>casi<text:span text:style-name="T8">ão</text:span><text:bookmark-end text:name="__RefHeading___Toc387_4145814832"/></text:h>
            </text:list-item>
          </text:list>
        </text:list-item>
      </text:list>
      <text:p text:style-name="P41">→<text:span text:style-name="T8"> </text:span><text:span text:style-name="T3">Pedro percebe que essa perseguição </text:span><text:span text:style-name="T4">chegou ou vai chegar</text:span><text:span text:style-name="T3"> na Ásia</text:span></text:p>
      <text:list xml:id="list3961187392" text:style-name="L2">
        <text:list-item>
          <text:p text:style-name="P42"><text:span text:style-name="T9">P</text:span><text:span text:style-name="T8">reservar quem são </text:span><text:span text:style-name="T9">os destinatários</text:span></text:p>
        </text:list-item>
      </text:list>
      <text:p text:style-name="P39">→<text:span text:style-name="T8"> Pedro percebe que essa perseguição não vai chegar na Ásia (diminuiu)</text:span></text:p>
      <text:list xml:id="list2438484785" text:style-name="L3">
        <text:list-item>
          <text:p text:style-name="P47">Agora o inimigo é outro. Agora o inimigo está dentro. Combatendo os falsos ensinos</text:p>
        </text:list-item>
        <text:list-item>
          <text:p text:style-name="P47">Foco na Cristologia e na Escatologia</text:p>
          <text:list>
            <text:list-item>
              <text:p text:style-name="P47">Falsos ensinos negando o sacrifício de Jesus</text:p>
            </text:list-item>
            <text:list-item>
              <text:p text:style-name="P47">Falsos ensinos negando a volta de Jesus</text:p>
            </text:list-item>
            <text:list-item>
              <text:p text:style-name="P47"><text:soft-page-break/>1000 anos são como 1 dia para Deus</text:p>
            </text:list-item>
          </text:list>
        </text:list-item>
      </text:list>
      <text:list xml:id="list150715836868504" text:continue-list="list150715228724680" text:style-name="Outline">
        <text:list-item>
          <text:list>
            <text:list-item>
              <text:h text:style-name="P29" text:outline-level="2"><text:bookmark-start text:name="__RefHeading___Toc389_4145814832"/><text:span text:style-name="T31">P</text:span>ropósito<text:bookmark-end text:name="__RefHeading___Toc389_4145814832"/></text:h>
            </text:list-item>
          </text:list>
        </text:list-item>
      </text:list>
      <text:p text:style-name="P43">→<text:span text:style-name="T10"> Estimular o crescimento cristão </text:span><text:span text:style-name="T11">(1)</text:span></text:p>
      <text:p text:style-name="P43">→<text:span text:style-name="T10"> Combater os falsos ensinos </text:span><text:span text:style-name="T11">(2)</text:span></text:p>
      <text:p text:style-name="P43">→<text:span text:style-name="T10"> Encorajar a vigilância, tendo em vista a segunda vinda inequívoca do Senhor </text:span><text:span text:style-name="T11">(3)</text:span></text:p>
      <text:list xml:id="list150716071966532" text:continue-numbering="true" text:style-name="Outline">
        <text:list-item>
          <text:list>
            <text:list-item>
              <text:h text:style-name="P19" text:outline-level="2"><text:bookmark-start text:name="__RefHeading___Toc391_4145814832"/><text:span text:style-name="T31">Ê</text:span>nfase teológica<text:bookmark-end text:name="__RefHeading___Toc391_4145814832"/></text:h>
              <text:list>
                <text:list-item>
                  <text:h text:style-name="P30" text:outline-level="3"><text:bookmark-start text:name="__RefHeading___Toc393_4145814832"/><text:span text:style-name="T31">C</text:span><text:span text:style-name="T11">rescimento na Caminhada Cristã</text:span><text:bookmark-end text:name="__RefHeading___Toc393_4145814832"/></text:h>
                </text:list-item>
              </text:list>
            </text:list-item>
          </text:list>
        </text:list-item>
      </text:list>
      <text:list xml:id="list1516455736" text:style-name="L4">
        <text:list-item>
          <text:p text:style-name="P48">Fé, virtude, sabedoria, domínio próprio, perseverança, piedade, fraternidade e amor (1:5-8)</text:p>
        </text:list-item>
      </text:list>
      <text:list xml:id="list150716355019359" text:continue-list="list150716071966532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5_4145814832"/><text:span text:style-name="T31">A</text:span><text:span text:style-name="T11">lerta contra os falsos mestres</text:span><text:bookmark-end text:name="__RefHeading___Toc395_4145814832"/></text:h>
                </text:list-item>
              </text:list>
            </text:list-item>
          </text:list>
        </text:list-item>
      </text:list>
      <text:list xml:id="list15358382" text:style-name="L5">
        <text:list-item>
          <text:p text:style-name="P49">Negação de cristo (2:1)</text:p>
        </text:list-item>
        <text:list-item>
          <text:p text:style-name="P49">Corrupção moral (2:2; 2:10-16; 2:18-19; 3:3)</text:p>
        </text:list-item>
        <text:list-item>
          <text:p text:style-name="P49">Avareza (2:3,14,15)</text:p>
        </text:list-item>
        <text:list-item>
          <text:p text:style-name="P49">Escárnio sobre a volta de Cristo (3:1-16)</text:p>
        </text:list-item>
      </text:list>
      <text:list xml:id="list150716454202916" text:continue-list="list150716355019359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7_4145814832"/><text:span text:style-name="T31">A</text:span><text:span text:style-name="T11">s escrituras</text:span><text:bookmark-end text:name="__RefHeading___Toc397_4145814832"/></text:h>
                </text:list-item>
              </text:list>
            </text:list-item>
          </text:list>
        </text:list-item>
      </text:list>
      <text:list xml:id="list3819392394" text:style-name="L6">
        <text:list-item>
          <text:p text:style-name="P50">Deus falou por intermédio de sua palavra (3:2)</text:p>
          <text:list>
            <text:list-item>
              <text:p text:style-name="P52">Novo testamento como palavra inspirada por Deus.</text:p>
            </text:list-item>
          </text:list>
        </text:list-item>
        <text:list-item>
          <text:p text:style-name="P50">A deturpação da Escritura leva à destruição (3:16)</text:p>
        </text:list-item>
      </text:list>
      <text:list xml:id="list150715989895198" text:continue-list="list150716454202916" text:style-name="Outline">
        <text:list-item>
          <text:list>
            <text:list-item>
              <text:list>
                <text:list-item>
                  <text:h text:style-name="P30" text:outline-level="3"><text:bookmark-start text:name="__RefHeading___Toc399_4145814832"/><text:span text:style-name="T31">O</text:span><text:span text:style-name="T11"> fim dos tempos</text:span><text:bookmark-end text:name="__RefHeading___Toc399_4145814832"/></text:h>
                </text:list-item>
              </text:list>
            </text:list-item>
          </text:list>
        </text:list-item>
      </text:list>
      <text:list xml:id="list1096974354" text:style-name="L7">
        <text:list-item>
          <text:p text:style-name="P51">Como os cristãos devem viver diante da esperança da volta de Cristo (3:13-18)</text:p>
        </text:list-item>
      </text:list>
      <text:list xml:id="list150715012359448" text:continue-list="list150715989895198" text:style-name="Outline">
        <text:list-item>
          <text:list>
            <text:list-item>
              <text:h text:style-name="P16" text:outline-level="2"><text:bookmark-start text:name="__RefHeading___Toc401_4145814832"/><text:span text:style-name="T31">T</text:span><text:span text:style-name="T12">ema</text:span><text:bookmark-end text:name="__RefHeading___Toc401_4145814832"/></text:h>
            </text:list-item>
          </text:list>
        </text:list-item>
      </text:list>
      <text:p text:style-name="P44">→<text:span text:style-name="T12"> A verdade de Deus e o falso ensino dos Homens</text:span></text:p>
      <text:p text:style-name="P44"/>
      <text:p text:style-name="P53">I Pedro → Sofrimento → Inimigo externo</text:p>
      <text:p text:style-name="P44"><text:span text:style-name="T12">II </text:span><text:span text:style-name="T5">Pedro</text:span><text:span text:style-name="T12"> → Falsos ensinos → Inimigo </text:span><text:span text:style-name="T5">interno</text:span></text:p>
      <text:list xml:id="list150715354261965" text:continue-numbering="true" text:style-name="Outline">
        <text:list-item>
          <text:h text:style-name="P10" text:outline-level="1"><text:bookmark-start text:name="__RefHeading___Toc403_4145814832"/><text:span text:style-name="T31">J</text:span>udas<text:bookmark-end text:name="__RefHeading___Toc403_4145814832"/></text:h>
          <text:list>
            <text:list-item>
              <text:h text:style-name="P20" text:outline-level="2"><text:bookmark-start text:name="__RefHeading___Toc405_4145814832"/><text:span text:style-name="T31">A</text:span>utoria<text:bookmark-end text:name="__RefHeading___Toc405_4145814832"/></text:h>
            </text:list-item>
          </text:list>
        </text:list-item>
      </text:list>
      <text:p text:style-name="P40">→<text:span text:style-name="T13"> Judas, </text:span><text:span text:style-name="T14">servo</text:span><text:span text:style-name="T13"> de Jesus Cristo e </text:span><text:span text:style-name="T14">irmão</text:span><text:span text:style-name="T13"> de Tiago.</text:span></text:p>
      <text:list xml:id="list150715347830721" text:continue-numbering="true" text:style-name="Outline">
        <text:list-item>
          <text:list>
            <text:list-item>
              <text:h text:style-name="P20" text:outline-level="2"><text:bookmark-start text:name="__RefHeading___Toc407_4145814832"/><text:span text:style-name="T31">L</text:span>ocal <text:span text:style-name="T31">e</text:span> <text:span text:style-name="T31">D</text:span>ata<text:bookmark-end text:name="__RefHeading___Toc407_4145814832"/></text:h>
            </text:list-item>
          </text:list>
        </text:list-item>
      </text:list>
      <text:p text:style-name="P40">→<text:span text:style-name="T13"> Não há indicação clara quanto ao local ou data</text:span></text:p>
      <text:p text:style-name="P40">→<text:span text:style-name="T13"> Se Judas trabalhava junto das igrejas judaicas da palestina como alguns acreditam, é muito provávlel que sua epístola fosse escrita em torno de 64-65 d.C (Motivo: siêncio da queda de Jerusalém)</text:span></text:p>
      <text:p text:style-name="P40">→<text:span text:style-name="T13"> Alguns argumentam que pode chegar a uma data até 80 d.C</text:span></text:p>
      <text:list xml:id="list150714802564854" text:continue-numbering="true" text:style-name="Outline">
        <text:list-item>
          <text:list>
            <text:list-item>
              <text:h text:style-name="P20" text:outline-level="2"><text:bookmark-start text:name="__RefHeading___Toc409_4145814832"/><text:span text:style-name="T31">D</text:span>estinatário<text:bookmark-end text:name="__RefHeading___Toc409_4145814832"/></text:h>
            </text:list-item>
          </text:list>
        </text:list-item>
      </text:list>
      <text:p text:style-name="P40">→<text:span text:style-name="T13"> “Queridos em Deus pai e conservados por Jesus Cristo.” – </text:span><text:span text:style-name="T19">Muito genérico</text:span></text:p>
      <text:p text:style-name="P40">→<text:span text:style-name="T19"> Essas pessoas conheciam os apóstolos</text:span></text:p>
      <text:p text:style-name="P40">→<text:span text:style-name="T19"> Por conta da </text:span><text:span text:style-name="T15">ligação com II Pedro</text:span><text:span text:style-name="T19">, as igrejas da Ásia Menor parecem ser as destinatárias.</text:span></text:p>
      <text:list xml:id="list150716717921205" text:continue-numbering="true" text:style-name="Outline">
        <text:list-item>
          <text:list>
            <text:list-item>
              <text:h text:style-name="P17" text:outline-level="2"><text:bookmark-start text:name="__RefHeading___Toc411_4145814832"/><text:span text:style-name="T31">P</text:span><text:span text:style-name="T19">ropósito</text:span><text:span text:style-name="T15"> – </text:span><text:span text:style-name="T16">Defender a fé</text:span><text:bookmark-end text:name="__RefHeading___Toc411_4145814832"/></text:h>
            </text:list-item>
          </text:list>
        </text:list-item>
      </text:list>
      <text:p text:style-name="P45">→<text:span text:style-name="T19"> </text:span>“<text:span text:style-name="T19">Amados, procurando eu escrever-vos com toda a diligẽncia a cerca da salvação comum, tive por necessidade escrevo-vos, e exortar-vos a </text:span><text:span text:style-name="T15">batalhar pela fé</text:span><text:span text:style-name="T20"> que uma vez foi dada aos santos</text:span>” <text:span text:style-name="T19">(3)</text:span></text:p>
      <text:p text:style-name="P45">→<text:span text:style-name="T19"> Esta carta foi escrita para </text:span><text:span text:style-name="T15">defender a fé</text:span><text:span text:style-name="T20"> apostólica contra os falsos ensinos que surgiam nas igrejas</text:span></text:p>
      <text:p text:style-name="P45"><text:span text:style-name="T20">→ Existe uma </text:span><text:span text:style-name="T15">harmonia entre 2ª Pedro e Judas</text:span><text:span text:style-name="T20"> em suas descrições concernentes aos falsos mestres</text:span></text:p>
      <text:p text:style-name="P54">→<text:span text:style-name="T19"> Infiltração; Imoralidade; Negação de Cristo; Motivo para ambição; Rejeição da autoridade; Animais irracionais; Dominados por desejos de pecados; Vazios, inúteis; Retribuição é Certa.</text:span></text:p>
      <text:p text:style-name="P54"/>
      <text:p text:style-name="P55"><text:soft-page-break/>→ Diante da harmonia entre os livros</text:p>
      <text:list xml:id="list4055834826" text:style-name="L8">
        <text:list-item>
          <text:p text:style-name="P57"><text:span text:style-name="T23">Apenas inspirados pelo Espírito Santo</text:span></text:p>
        </text:list-item>
        <text:list-item>
          <text:p text:style-name="P56"><text:span text:style-name="T22">Tanto Judas como Pedro usam uma fonte mútua</text:span></text:p>
        </text:list-item>
        <text:list-item>
          <text:p text:style-name="P56"><text:span text:style-name="T22">Pedro faz uso da epístola de Judas (Mais cedo, máximo 65d.C)</text:span></text:p>
          <text:list>
            <text:list-item>
              <text:p text:style-name="P59">Por que Pedro, sendo apóstolo usaria o texto de alguém que não é um apóstolo</text:p>
            </text:list-item>
          </text:list>
        </text:list-item>
        <text:list-item>
          <text:p text:style-name="P59"><text:span text:style-name="T24">Judas</text:span> <text:span text:style-name="T24">faz o uso da epístola de Pedro</text:span></text:p>
        </text:list-item>
      </text:list>
      <text:list xml:id="list150715402284411" text:continue-list="list150716717921205" text:style-name="Outline">
        <text:list-item>
          <text:list>
            <text:list-item>
              <text:h text:style-name="P21" text:outline-level="2"><text:bookmark-start text:name="__RefHeading___Toc413_4145814832"/><text:span text:style-name="T31">Ê</text:span>nfase teológica<text:bookmark-end text:name="__RefHeading___Toc413_4145814832"/></text:h>
            </text:list-item>
          </text:list>
        </text:list-item>
      </text:list>
      <text:p text:style-name="P58">→<text:span text:style-name="T21"> A batalha pela fé</text:span></text:p>
      <text:p text:style-name="P58">→<text:span text:style-name="T21"> A resistência aos falsos profetas</text:span></text:p>
      <text:list xml:id="list150715173526732" text:continue-numbering="true" text:style-name="Outline">
        <text:list-item>
          <text:list>
            <text:list-item>
              <text:h text:style-name="P21" text:outline-level="2"><text:bookmark-start text:name="__RefHeading___Toc415_4145814832"/><text:span text:style-name="T31">T</text:span>ema<text:bookmark-end text:name="__RefHeading___Toc415_4145814832"/></text:h>
            </text:list-item>
          </text:list>
        </text:list-item>
      </text:list>
      <text:p text:style-name="P58">→<text:span text:style-name="T21"> </text:span><text:span text:style-name="T25">Batalhar pela fé!</text:span></text:p>
      <text:list xml:id="list150716278206518" text:continue-numbering="true" text:style-name="Outline">
        <text:list-item>
          <text:h text:style-name="P9" text:outline-level="1"><text:bookmark-start text:name="__RefHeading___Toc417_4145814832"/>I, II e III João<text:bookmark-end text:name="__RefHeading___Toc417_4145814832"/></text:h>
          <text:list>
            <text:list-item>
              <text:h text:style-name="P22" text:outline-level="2"><text:bookmark-start text:name="__RefHeading___Toc419_4145814832"/><text:span text:style-name="T31">A</text:span>utoria<text:bookmark-end text:name="__RefHeading___Toc419_4145814832"/></text:h>
            </text:list-item>
          </text:list>
        </text:list-item>
      </text:list>
      <text:p text:style-name="P60">→<text:span text:style-name="T26"> Mediante uma leitura cuidadosa percebe-se que o mesmo autor está por trás de cada uma das três epístolas</text:span></text:p>
      <text:p text:style-name="P60">→<text:span text:style-name="T27"> Da mesma forma percebemos a semelhança entre as epístolas e o quarto evangelho</text:span></text:p>
      <text:p text:style-name="P60">→<text:span text:style-name="T27"> Dessa forma, podemos afirmar que João, o autor das epístolas</text:span></text:p>
      <text:p text:style-name="P60">→<text:span text:style-name="T28"> “Estas coisas vos escrevi, a fim de saberdes que tendes a vida eterna, a vós outros que credes em o nome do Filho de Deus” (I Jo 5:13 )</text:span></text:p>
      <text:p text:style-name="P60">→<text:span text:style-name="T28"> “Estes, porém, foram registrados para que creiais que Jesus é o Cristo, o Filho de Deus, e para que, crendo, tenhais vida em seu nome” (Jo 20:31)</text:span></text:p>
      <text:list xml:id="list150715672936104" text:continue-numbering="true" text:style-name="Outline">
        <text:list-item>
          <text:list>
            <text:list-item>
              <text:h text:style-name="P23" text:outline-level="2"><text:bookmark-start text:name="__RefHeading___Toc421_4145814832"/><text:span text:style-name="T31">D</text:span>ata<text:bookmark-end text:name="__RefHeading___Toc421_4145814832"/></text:h>
            </text:list-item>
          </text:list>
        </text:list-item>
      </text:list>
      <text:p text:style-name="P61">→ Provavelmente deve ser em torno de 85-95 d.C. Escrito após seu evangelho (80-85).</text:p>
      <text:list xml:id="list150716229956858" text:continue-numbering="true" text:style-name="Outline">
        <text:list-item>
          <text:list>
            <text:list-item>
              <text:h text:style-name="P24" text:outline-level="2"><text:bookmark-start text:name="__RefHeading___Toc423_4145814832"/><text:span text:style-name="T31">L</text:span>ocal<text:bookmark-end text:name="__RefHeading___Toc423_4145814832"/></text:h>
            </text:list-item>
          </text:list>
        </text:list-item>
      </text:list>
      <text:p text:style-name="P63">→<text:span text:style-name="T29"> As tradições mais antigas associam a literatura com Éfeso, onde joão passou seus últimos anos de vida. Ele havia se mudado para lá na época das guerras Judaicas (66-70)</text:span></text:p>
      <text:p text:style-name="P63">→<text:span text:style-name="T29"> Policarpo, um discípulo de João disse que João viveu e morreu em Éfeso.</text:span></text:p>
      <text:p text:style-name="P63">→<text:span text:style-name="T29"> Polícrates, bispo de Éfeso, disse que João foi sepultado em Éfeso.</text:span></text:p>
      <text:p text:style-name="P61"/>
      <text:list xml:id="list150714749402529" text:continue-numbering="true" text:style-name="Outline">
        <text:list-item>
          <text:h text:style-name="P11" text:outline-level="1"><text:bookmark-start text:name="__RefHeading___Toc425_4145814832"/>I João<text:bookmark-end text:name="__RefHeading___Toc425_4145814832"/></text:h>
          <text:list>
            <text:list-item>
              <text:h text:style-name="P24" text:outline-level="2"><text:bookmark-start text:name="__RefHeading___Toc427_4145814832"/><text:span text:style-name="T31">D</text:span>estinatários<text:bookmark-end text:name="__RefHeading___Toc427_4145814832"/></text:h>
            </text:list-item>
          </text:list>
        </text:list-item>
      </text:list>
      <text:p text:style-name="P62">→ A epístola não menciona que mera e nem onde moravam os destinatários da acarta. O fato de não mencionar ninguém pelo nome faz supor que se tratava de uma carta circular, enviada aos cristãos de vários lugares, talvez às igrejas da província da Ásia.</text:p>
      <text:list xml:id="list150715779806886" text:continue-numbering="true" text:style-name="Outline">
        <text:list-item>
          <text:list>
            <text:list-item>
              <text:h text:style-name="P24" text:outline-level="2"><text:bookmark-start text:name="__RefHeading___Toc429_4145814832"/><text:span text:style-name="T31">O</text:span>casião<text:bookmark-end text:name="__RefHeading___Toc429_4145814832"/></text:h>
            </text:list-item>
          </text:list>
        </text:list-item>
      </text:list>
      <text:p text:style-name="P63">→<text:span text:style-name="T29"> Um grupo de pessoas abandonou a comunhão da igreja do presbítero por causa da compreensão que tinham da identidade de Jesus</text:span></text:p>
      <text:p text:style-name="P63">→<text:span text:style-name="T29"> Apesar de terem saída da comunidade do presbítero essas pessoas ainda tinham contato com ela e tentavam “ensinar que a compreensão da verdade sobre Cristo na comunidade do presbítero é inadequada”</text:span></text:p>
      <text:p text:style-name="P63">→<text:span text:style-name="T29"> O presbítero chama esses sececcionistas de “anticristos”</text:span></text:p>
      <text:list xml:id="list1507151465897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31_4145814832"/><text:span text:style-name="T31">G</text:span>nosticismo → <text:span text:style-name="T31">D</text:span>ocetismo → <text:span text:style-name="T31">A</text:span>parência<text:bookmark-end text:name="__RefHeading___Toc431_4145814832"/></text:h>
                </text:list-item>
              </text:list>
            </text:list-item>
          </text:list>
        </text:list-item>
      </text:list>
      <text:p text:style-name="P64">→ Deus bom, criou o espiritual, Deus mal, criou a matéria. Nosso espírito(bom) está aprisionado nessa matéria.</text:p>
      <text:p text:style-name="P64">→ Esse Jesus não pode ter corpo. Ele aparentava ter corpo, apenas.</text:p>
      <text:p text:style-name="P64">→<text:span text:style-name="T30"> Jesus é homem, humano. Ele foi tão fiel à lei de Moisés e tão correto que o Pai o adotou como filho.</text:span></text:p>
      <text:list xml:id="list150716095006635" text:continue-numbering="true" text:style-name="Outline">
        <text:list-item>
          <text:list>
            <text:list-item>
              <text:h text:style-name="P25" text:outline-level="2"><text:bookmark-start text:name="__RefHeading___Toc433_4145814832"/>Propósito<text:bookmark-end text:name="__RefHeading___Toc433_4145814832"/></text:h>
              <text:list>
                <text:list-item>
                  <text:h text:style-name="P31" text:outline-level="3"><text:bookmark-start text:name="__RefHeading___Toc435_4145814832"/>Advertir acerca dos perigos à fé cristã<text:bookmark-end text:name="__RefHeading___Toc435_4145814832"/></text:h>
                </text:list-item>
              </text:list>
            </text:list-item>
          </text:list>
        </text:list-item>
      </text:list>
      <text:p text:style-name="P65"><text:tab/>Um sinal da última hora</text:p>
      <text:list xml:id="list150714901893523" text:continue-numbering="true" text:style-name="Outline">
        <text:list-item>
          <text:list>
            <text:list-item>
              <text:list>
                <text:list-item>
                  <text:h text:style-name="P31" text:outline-level="3"><text:bookmark-start text:name="__RefHeading___Toc437_4145814832"/>Desmarcarar os falsos mestres<text:bookmark-end text:name="__RefHeading___Toc437_4145814832"/></text:h>
                </text:list-item>
              </text:list>
            </text:list-item>
          </text:list>
        </text:list-item>
      </text:list>
      <text:p text:style-name="P66"><text:tab/><text:span text:style-name="T32">Negavam a encarnação</text:span></text:p>
      <text:list xml:id="list150715625572855" text:continue-numbering="true" text:style-name="Outline">
        <text:list-item>
          <text:list>
            <text:list-item>
              <text:list>
                <text:list-item>
                  <text:h text:style-name="P31" text:outline-level="3"><text:bookmark-start text:name="__RefHeading___Toc439_4145814832"/>Dar aos crentes a certeza da salvação<text:bookmark-end text:name="__RefHeading___Toc439_4145814832"/></text:h>
                </text:list-item>
              </text:list>
            </text:list-item>
          </text:list>
        </text:list-item>
      </text:list>
      <text:p text:style-name="P64"><text:tab/><text:span text:style-name="T32">Confirmar a fé dos leitores no Cristo encarnado</text:span></text:p>
      <text:list xml:id="list150715800702421" text:continue-numbering="true" text:style-name="Outline">
        <text:list-item>
          <text:list>
            <text:list-item>
              <text:h text:style-name="P26" text:outline-level="2"><text:soft-page-break/>Ênfase teológica</text:h>
            </text:list-item>
          </text:list>
        </text:list-item>
      </text:list>
      <text:p text:style-name="P67"><text:tab/>… <text:span text:style-name="T33">sad noises.</text:span></text:p>
      <text:list xml:id="list150715257627785" text:continue-numbering="true" text:style-name="Outline">
        <text:list-item>
          <text:h text:style-name="P7" text:outline-level="1">II João</text:h>
          <text:list>
            <text:list-item>
              <text:h text:style-name="P26" text:outline-level="2">Destinatário</text:h>
            </text:list-item>
          </text:list>
        </text:list-item>
      </text:list>
      <text:p text:style-name="P67">→<text:span text:style-name="T33"> “À senhora eleita e aos seus filhos” → Isso gera duas hipóteses</text:span></text:p>
      <text:p text:style-name="P67">→<text:span text:style-name="T33"> Uma referência a uma senhora</text:span></text:p>
      <text:p text:style-name="P67">→<text:span text:style-name="T33"> A mais provável é considerar essa “senhora” e seus “filhos” a personificação de uma igreja local e de seus membros.</text:span></text:p>
      <text:list xml:id="list150716396111092" text:continue-numbering="true" text:style-name="Outline">
        <text:list-item>
          <text:list>
            <text:list-item>
              <text:h text:style-name="P26" text:outline-level="2">Propósito</text:h>
            </text:list-item>
          </text:list>
        </text:list-item>
      </text:list>
      <text:p text:style-name="P67">→<text:span text:style-name="T33"> A fim de previnir a senhora eleita a respeito dos falsos obreiros, mestres, </text:span><text:span text:style-name="T34">profetas e</text:span><text:span text:style-name="T33"> seminaristas </text:span><text:span text:style-name="T34">(opa) que perambulavam pelas igrejas.</text:span></text:p>
      <text:p text:style-name="P67">→<text:span text:style-name="T34"> Eles </text:span><text:span text:style-name="T17">distorciam as tradições </text:span><text:span text:style-name="T34">ao afirmar que Jesus Cristo não era um ser humano que veio em corpo.</text:span></text:p>
      <text:list xml:id="list150716592423403" text:continue-numbering="true" text:style-name="Outline">
        <text:list-item>
          <text:list>
            <text:list-item>
              <text:h text:style-name="P27" text:outline-level="2"><text:span text:style-name="T37">Ênfase teológica</text:span></text:h>
            </text:list-item>
          </text:list>
        </text:list-item>
      </text:list>
      <text:p text:style-name="Text_20_body">→ Necessidade de se andar em amor</text:p>
      <text:p text:style-name="Text_20_body">→<text:span text:style-name="T37"> Alerta contra aqueles que negam tanto a natureza humana quanto divina de Cristo</text:span></text:p>
      <text:p text:style-name="P69"/>
      <text:list xml:id="list150715774152016" text:continue-numbering="true" text:style-name="Outline">
        <text:list-item>
          <text:h text:style-name="P8" text:outline-level="1">III JOÃO</text:h>
          <text:list>
            <text:list-item>
              <text:h text:style-name="P27" text:outline-level="2"><text:span text:style-name="T37">Destinatário</text:span></text:h>
              <text:list>
                <text:list-item>
                  <text:h text:style-name="Heading_20_3" text:outline-level="3">Elogiar Gaio pela hospi<text:span text:style-name="T37">talidade que demonstrou para com os missionários enviado da parte do autor.</text:span></text:h>
                </text:list-item>
              </text:list>
            </text:list-item>
          </text:list>
        </text:list-item>
      </text:list>
      <text:p text:style-name="Text_20_body">→<text:span text:style-name="T37"> Estava comprometido com a verdade. Compromisso por meios práticos</text:span></text:p>
      <text:p text:style-name="Text_20_body">→<text:span text:style-name="T37"> Ele trabalhou em benefícios em benefícios dos missionários, apesar de não o conhecer</text:span></text:p>
      <text:list xml:id="list1507161226033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37">Fornecer razões por que gaio deve continuar demonstrando hospitalidade</text:span></text:h>
                </text:list-item>
              </text:list>
            </text:list-item>
          </text:list>
        </text:list-item>
      </text:list>
      <text:p text:style-name="Text_20_body">→<text:span text:style-name="T37"> Esses missionários deixaram suas casas por causa “do Nome”</text:span></text:p>
      <text:p text:style-name="Text_20_body">→<text:span text:style-name="T37"> Eles seguram uma estratégia em suas obras missionárias, a de não aceitar a hospitalidade dos não-crentes</text:span></text:p>
      <text:p text:style-name="Text_20_body">→<text:span text:style-name="T38"> Diótrifes, </text:span><text:span text:style-name="T18">liderança autoritária</text:span><text:span text:style-name="T38">.</text:span></text:p>
      <text:list xml:id="list150716198181549" text:continue-numbering="true" text:style-name="Outline">
        <text:list-item>
          <text:list>
            <text:list-item>
              <text:h text:style-name="P28" text:outline-level="2">Ênfase teológica</text:h>
            </text:list-item>
          </text:list>
        </text:list-item>
      </text:list>
      <text:p text:style-name="P70">→<text:span text:style-name="T38"> </text:span></text:p>
      <text:p text:style-name="P70">→<text:span text:style-name="T38"> </text:span></text:p>
      <text:p text:style-name="P70"/>
      <text:list xml:id="list150716024018239" text:continue-numbering="true" text:style-name="Outline">
        <text:list-item>
          <text:list>
            <text:list-item>
              <text:h text:style-name="Heading_20_2" text:outline-level="2"><text:span text:style-name="T38">Tema das epístolas de João</text:span> </text:h>
            </text:list-item>
          </text:list>
        </text:list-item>
      </text:list>
      <text:p text:style-name="Text_20_body"/>
      <text:p text:style-name="P68"># <text:span text:style-name="T35">Tá na hora de ir pra cozinha, OH NO.</text:span></text:p>
      <text:p text:style-name="P32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3d54bf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width="17cm" svg:height="2.748cm" draw:z-index="10"><draw:image xlink:href="Pictures/1000000000000500000000CF73E1439B139099FF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9:08:27.192565928</meta:creation-date>
    <dc:title>CTM_TEMPLATE</dc:title>
    <meta:editing-duration>PT2H29M57S</meta:editing-duration>
    <meta:editing-cycles>29</meta:editing-cycles>
    <meta:generator>LibreOffice/6.4.7.2$Linux_X86_64 LibreOffice_project/40$Build-2</meta:generator>
    <dc:date>2021-09-30T11:50:19.361134210</dc:date>
    <meta:document-statistic meta:table-count="0" meta:image-count="1" meta:object-count="0" meta:page-count="11" meta:paragraph-count="167" meta:word-count="1336" meta:character-count="7461" meta:non-whitespace-character-count="6302"/>
    <meta:template xlink:type="simple" xlink:actuate="onRequest" xlink:title="CTM_TEMPLATE" xlink:href="../../../../../Templates/CTM_TEMPLATE1.ott" meta:date="2021-09-30T09:08:26.769729599"/>
  </office:meta>
</office:document-meta>
</file>